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86ce" officeooo:paragraph-rsid="000986ce"/>
    </style:style>
    <style:style style:name="P2" style:family="paragraph" style:parent-style-name="Standard">
      <style:paragraph-properties fo:text-align="center" style:justify-single-word="false"/>
      <style:text-properties officeooo:rsid="0009ff6b" officeooo:paragraph-rsid="0009ff6b"/>
    </style:style>
    <style:style style:name="T1" style:family="text">
      <style:text-properties officeooo:rsid="0009f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is Hickman </text:p>
      <text:p text:style-name="P1">Front End Web Developer </text:p>
      <text:p text:style-name="P1">Udacity Certification </text:p>
      <text:p text:style-name="P1">4/15/2016</text:p>
      <text:p text:style-name="P1"/>
      <text:p text:style-name="P1"/>
      <text:p text:style-name="P1">Dear Future Self, </text:p>
      <text:p text:style-name="P1"/>
      <text:p text:style-name="P1">As a problem solver both feet through the door is the accurate move to self success during a journey of accomplishments. Solving problems in my world is never as easy approach but never should an outcome be damaged before the actual problem evolves. <text:s/>A lot patience is required when facing matters that require your undivided attention. </text:p>
      <text:p text:style-name="P1"/>
      <text:p text:style-name="P1">Having a plot first, with a filled outline over a concept is an easy first step. When walking in as the “problem solver” you have an illustrated effect o judgment for where to begin and where to end. Good thing with a plot you can have different case scenarios, on how you saw to tackle a problem. “Problem solving choosiest” like a written out work script with rebuttals. </text:p>
      <text:p text:style-name="P1"/>
      <text:p text:style-name="P1">The skills that I have to help me tackle these challenges in future tense should include: </text:p>
      <text:p text:style-name="P1">-Beautiful responsive websites optimized for mobile and desktop performance. </text:p>
      <text:p text:style-name="P1">-Fundamentals of how the web works <text:span text:style-name="T1">HTML, CSS</text:span> and JAVA the three fundamental languages. A growth mindset will help me reach my goals on the side of any challenge, <text:span text:style-name="T1">due to the time and effort of retained knowledge that will help lead my mindset to being a sharp code writer. </text:span></text:p>
      <text:p text:style-name="P1"/>
      <text:p text:style-name="P2">The current goals I have as a developer:</text:p>
      <text:p text:style-name="P2"/>
      <text:p text:style-name="P2">Project Goals; Defined projects with creative interfaces that match any personal craft as a coder/Front End Web Developer. </text:p>
      <text:p text:style-name="P2"/>
      <text:p text:style-name="P2">Career Goals: Looking to match with a company within 6 months after graduating. My personal interest include corporate companies included but not limited to,</text:p>
      <text:p text:style-name="P2">Google </text:p>
      <text:p text:style-name="P2">AT&amp;T</text:p>
      <text:p text:style-name="P2">Facebook</text:p>
      <text:p text:style-name="P2">Etc. </text:p>
      <text:p text:style-name="P2"/>
      <text:p text:style-name="P2">Also, I must include my own personal projects including websites and mobile apps for Android and iOS. Designing a new web interface for a creativity approach journey of new communication. Some areas I would love to know in the process of becoming a Front End Web Developer, is how to maintain the field after achieving the goal of being a prominent coder using HTML, CSS and JAVA.</text:p>
      <text:p text:style-name="P2"/>
      <text:p text:style-name="P2"/>
      <text:p text:style-name="P2"/>
      <text:p text:style-name="P2">Thank You Sincerely,</text:p>
      <text:p text:style-name="P2"/>
      <text:p text:style-name="P2">Alexis L. Hickman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00:07:13.311000000</meta:creation-date>
    <dc:date>2016-04-15T00:29:51.743000000</dc:date>
    <meta:editing-duration>PT9M47S</meta:editing-duration>
    <meta:editing-cycles>1</meta:editing-cycles>
    <meta:document-statistic meta:table-count="0" meta:image-count="0" meta:object-count="0" meta:page-count="1" meta:paragraph-count="20" meta:word-count="338" meta:character-count="2000" meta:non-whitespace-character-count="1667"/>
    <meta:generator>LibreOffice/5.1.2.2$Windows_x86 LibreOffice_project/d3bf12ecb743fc0d20e0be0c58ca359301eb705f</meta:generator>
  </office:meta>
</office:document-meta>
</file>